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17.318cm"/>
    </style:style>
    <style:style style:name="Table1.B" style:family="table-column">
      <style:table-column-properties style:column-width="0.272cm"/>
    </style:style>
    <style:style style:name="Table1.A1" style:family="table-cell">
      <style:table-cell-properties style:vertical-align="middle" fo:padding="0.049cm" fo:border="none"/>
    </style:style>
    <style:style style:name="Table1.B107" style:family="table-cell">
      <style:table-cell-properties fo:padding="0.049cm"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left="0cm" fo:margin-right="0cm" fo:text-indent="0cm" style:auto-text-indent="false"/>
      <style:text-properties fo:font-size="2pt" style:font-size-asian="2pt" style:font-size-complex="2pt"/>
    </style:style>
    <style:style style:name="P3" style:family="paragraph" style:parent-style-name="Table_20_Contents">
      <style:paragraph-properties fo:margin-left="0cm" fo:margin-right="0cm" fo:margin-top="0cm" fo:margin-bottom="0cm" fo:text-align="start" style:justify-single-word="false" fo:text-indent="0cm" style:auto-text-indent="false" fo:padding="0.049cm" fo:border="0.002cm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3">Never use ChatGPT's built-in scheduling/automations for this project. Instead, use repo-native methods (GitHub Actions on a schedule, issues, PRs) for reminders and follow-ups. If I don’t receive a CoPong transcript confirming a DO step was executed, I should assume it was not done and regenerate the step in the next set. Treat the PS7 restart banner as a CoPong signal. Apply this policy by default for CoCivium.</text:p>
          </table:table-cell>
          <table:table-cell table:style-name="Table1.A1" office:value-type="string">
            <text:p text:style-name="P2"/>
          </table:table-cell>
        </table:table-row>
        <table:table-row>
          <table:table-cell table:style-name="Table1.A1" office:value-type="string">
            <text:p text:style-name="P3">Prefers that I choose the recommended option by default (make decisive calls, lead with best-practice choices, and avoid asking for confirmation unless necessary).</text:p>
          </table:table-cell>
          <table:table-cell table:style-name="Table1.A1" office:value-type="string">
            <text:p text:style-name="P2"/>
          </table:table-cell>
        </table:table-row>
        <table:table-row>
          <table:table-cell table:style-name="Table1.A1" office:value-type="string">
            <text:p text:style-name="P3">Rick wants to create a market demand modeling tool for CoCivium to test workflows and see if they meet market demand. This tool involves creating profiles for likely candidates, explaining the repo to them, understanding their interaction and needs, and creating a suitability matrix based on those needs.</text:p>
          </table:table-cell>
          <table:table-cell table:style-name="Table1.A1" office:value-type="string">
            <text:p text:style-name="P2"/>
          </table:table-cell>
        </table:table-row>
        <table:table-row>
          <table:table-cell table:style-name="Table1.A1" office:value-type="string">
            <text:p text:style-name="P3">Rick wants to automatically classify stray users approaching CoCivium into specific profiles for better co-evolution and marketing. He also suggests learning from other similar repos and services using modeling tools to refine criteria, evolution, and KPIs. This concept should be documented as an idea card and included in the grand migration along with other idea cards.</text:p>
          </table:table-cell>
          <table:table-cell table:style-name="Table1.A1" office:value-type="string">
            <text:p text:style-name="P2"/>
          </table:table-cell>
        </table:table-row>
        <table:table-row>
          <table:table-cell table:style-name="Table1.A1" office:value-type="string">
            <text:p text:style-name="P3">Rick is considering a feature where users can select different avatars based on their profile category when using the RepoAccelerator and/or CoAgent Kit.</text:p>
          </table:table-cell>
          <table:table-cell table:style-name="Table1.A1" office:value-type="string">
            <text:p text:style-name="P2"/>
          </table:table-cell>
        </table:table-row>
        <table:table-row>
          <table:table-cell table:style-name="Table1.A1" office:value-type="string">
            <text:p text:style-name="P3">Rick wants to categorize not just user profiles but also the profiles of policies in CoCivium, considering different application levels or layers for each policy.</text:p>
          </table:table-cell>
          <table:table-cell table:style-name="Table1.A1" office:value-type="string">
            <text:p text:style-name="P2"/>
          </table:table-cell>
        </table:table-row>
        <table:table-row>
          <table:table-cell table:style-name="Table1.A1" office:value-type="string">
            <text:p text:style-name="P3">Rick wants to create a `CONGRUENCE_LAYERS.md` doc in CoCivium to define congruence (operational vs deep), link it to vision/mission, and use it to guide partner selection and product evolution.</text:p>
          </table:table-cell>
          <table:table-cell table:style-name="Table1.A1" office:value-type="string">
            <text:p text:style-name="P2"/>
          </table:table-cell>
        </table:table-row>
        <table:table-row>
          <table:table-cell table:style-name="Table1.A1" office:value-type="string">
            <text:p text:style-name="P3">Rick wants to write a business plan for the CivicFit Engine (tentative name: CoFit), and identify the product category it belongs to—namely, tools that model anticipated market demands and score fit.</text:p>
          </table:table-cell>
          <table:table-cell table:style-name="Table1.A1" office:value-type="string">
            <text:p text:style-name="P2"/>
          </table:table-cell>
        </table:table-row>
        <table:table-row>
          <table:table-cell table:style-name="Table1.A1" office:value-type="string">
            <text:p text:style-name="P3">Rick helps run a European charity called Dogsnhome.org.uk (DnH) and wants to ensure his online profile reflects a non-mercenary posture. CoCivium is also non-commercial. He wants his consulting firm InSeed (www.InSeed.com) to be repositioned as a pro-bono-first firm, offering optional service packages for implementing CoModules. He sees this as part of a broader 'Master/Career Plan' and suggests keeping that plan in CoCache as the coordinating repo.</text:p>
          </table:table-cell>
          <table:table-cell table:style-name="Table1.A1" office:value-type="string">
            <text:p text:style-name="P2"/>
          </table:table-cell>
        </table:table-row>
        <table:table-row>
          <table:table-cell table:style-name="Table1.A1" office:value-type="string">
            <text:p text:style-name="P3">Wants the CoFit Grant Use Policy (for grant-giving orgs aligned with CoCivium values) also added to CoModules with appropriate linkages into CoCivium. Wants assistant to read both repos' content and draw persuasive justifications from them, considering emotional and ethical resonance for socially-driven grantmaking audiences.</text:p>
          </table:table-cell>
          <table:table-cell table:style-name="Table1.A1" office:value-type="string">
            <text:p text:style-name="P2"/>
          </table:table-cell>
        </table:table-row>
        <table:table-row>
          <table:table-cell table:style-name="Table1.A1" office:value-type="string">
            <text:p text:style-name="P3">Notify the user before modifying the main root README.md. During the migration, they <text:soft-page-break/>prefer speed over detailed explanations. They like a 'poetics-first' tone in docs where possible.</text:p>
          </table:table-cell>
          <table:table-cell table:style-name="Table1.A1" office:value-type="string">
            <text:p text:style-name="P2"/>
          </table:table-cell>
        </table:table-row>
        <table:table-row>
          <table:table-cell table:style-name="Table1.A1" office:value-type="string">
            <text:p text:style-name="P3">Rick uses multiple devices for ChatGPT, switching between phone and desktop. He wants to transfer notes from one device to another seamlessly.</text:p>
          </table:table-cell>
          <table:table-cell table:style-name="Table1.A1" office:value-type="string">
            <text:p text:style-name="P2"/>
          </table:table-cell>
        </table:table-row>
        <table:table-row>
          <table:table-cell table:style-name="Table1.A1" office:value-type="string">
            <text:p text:style-name="P3">Rick’s BPOE for doc-only fixes (README and *.md): use admin-squash merge after rebasing branch onto origin/main; enforce LF on *.md via .gitattributes; keep redirect stubs for moved docs; always read `docs/BPOE/PLAYBOOKS.md` at session start and default to that workflow.</text:p>
          </table:table-cell>
          <table:table-cell table:style-name="Table1.A1" office:value-type="string">
            <text:p text:style-name="P2"/>
          </table:table-cell>
        </table:table-row>
        <table:table-row>
          <table:table-cell table:style-name="Table1.A1" office:value-type="string">
            <text:p text:style-name="P3">Rick is launching a “Dual README” initiative in the CoCivium repo: one canonical README authored by Rick, and one authored by the assistant, each expressing top-down mission/vision/strategy in distinct styles. Purpose: to enable co-evolution of messaging and alignment experiments. Rick preauthorizes the assistant to draft and maintain its own top-level README variant in a dedicated branch, pending his approval to merge and enable sustainable per-user switching.</text:p>
          </table:table-cell>
          <table:table-cell table:style-name="Table1.A1" office:value-type="string">
            <text:p text:style-name="P2"/>
          </table:table-cell>
        </table:table-row>
        <table:table-row>
          <table:table-cell table:style-name="Table1.A1" office:value-type="string">
            <text:p text:style-name="P3">Rick is considering an in-document A/B switching mechanism for major CoCivium documents. This would allow readers to toggle between existing and proposed sections, leaving their preferred view visible—thus passively registering preference. He sees this as a new co-evolutionary vector for the project. Rick views the in-document A/B switcher as part of a broader 'civic architecture game' — a dynamic co-evolution process where AI proposes alternatives and humans select or adapt them. This game encourages better human ideation by offering structured 'strawman' choices, leveraging AI’s fluency while preserving human agency. Rick sees this as a scalable mechanism to improve civic discourse and document evolution.</text:p>
          </table:table-cell>
          <table:table-cell table:style-name="Table1.A1" office:value-type="string">
            <text:p text:style-name="P2"/>
          </table:table-cell>
        </table:table-row>
        <table:table-row>
          <table:table-cell table:style-name="Table1.A1" office:value-type="string">
            <text:p text:style-name="P3">Rick is considering developing a game for the App Store and Play Store, aimed at making players 'civic architects.' The game would focus on engaging kids and regular folks in discussing and improving government and local regulation. It would emphasize co-evolving with AI, keeping the world focused on positive change, and rewarding players for becoming better civic architects. Rick wants the game to be simple, fun, and educational, potentially attracting a broad audience.</text:p>
          </table:table-cell>
          <table:table-cell table:style-name="Table1.A1" office:value-type="string">
            <text:p text:style-name="P2"/>
          </table:table-cell>
        </table:table-row>
        <table:table-row>
          <table:table-cell table:style-name="Table1.A1" office:value-type="string">
            <text:p text:style-name="P3">Rick wants the game to allow users to qualify for a status or title, like 'CivArch' (Civic Architect), after completing a series of issues. This title would serve as a recognition and motivational tool, making it a fun and engaging reward for players. He is looking for a creative, appealing name for this role that resonates with kids and can be shared proudly with friends. Rick is considering using different levels of the 'CivArch' title in the game, with 'CivArk' (capital A) as a playful and progressive way to represent players' achievements.</text:p>
          </table:table-cell>
          <table:table-cell table:style-name="Table1.A1" office:value-type="string">
            <text:p text:style-name="P2"/>
          </table:table-cell>
        </table:table-row>
        <table:table-row>
          <table:table-cell table:style-name="Table1.A1" office:value-type="string">
            <text:p text:style-name="P3">Rick wants the in-game tasks in the 'CivArk' game to mirror the A/B switching initiative within CoCivium. Players, including kids, would be presented with strawman proposals, choose between good and bad proposals, and edit or improve the good ones. Scoring <text:soft-page-break/>would be based on choosing the right proposal and the quality of improvements made. The system should be sympathetic to younger players, adjusting rewards to their capabilities rather than strictly on output.</text:p>
          </table:table-cell>
          <table:table-cell table:style-name="Table1.A1" office:value-type="string">
            <text:p text:style-name="P2"/>
          </table:table-cell>
        </table:table-row>
        <table:table-row>
          <table:table-cell table:style-name="Table1.A1" office:value-type="string">
            <text:p text:style-name="P3">Rick wants to target the game primarily at early teenagers (around 10+ years old) but also allow adults to engage through a 'clear mode' or 'efficiency mode.' This adult-focused mode could pull them into using tools like the 'CoAgent' or the 'Repo Accelerator Kit' as part of the CoModules.</text:p>
          </table:table-cell>
          <table:table-cell table:style-name="Table1.A1" office:value-type="string">
            <text:p text:style-name="P2"/>
          </table:table-cell>
        </table:table-row>
        <table:table-row>
          <table:table-cell table:style-name="Table1.A1" office:value-type="string">
            <text:p text:style-name="P3">Rick is considering naming the game 'Fix the World: The Game.'</text:p>
          </table:table-cell>
          <table:table-cell table:style-name="Table1.A1" office:value-type="string">
            <text:p text:style-name="P2"/>
          </table:table-cell>
        </table:table-row>
        <table:table-row>
          <table:table-cell table:style-name="Table1.A1" office:value-type="string">
            <text:p text:style-name="P3">Rick wants to create an idea card for 'Fix the World: The Game' that includes two parts: 1. The A/B switching strategy and related ideas for CoCivium. 2. The concept of the kids' game, which will be released for free with donations on the App Stores. Rick wants to include in the idea card that the game should convey to teenagers that it's not just a game but also contributes to CoCivium. Players can be shown how their contributions feed into the CoCivium repo, making real proposals and implementation packages that are sent to administrators and governments globally.</text:p>
          </table:table-cell>
          <table:table-cell table:style-name="Table1.A1" office:value-type="string">
            <text:p text:style-name="P2"/>
          </table:table-cell>
        </table:table-row>
        <table:table-row>
          <table:table-cell table:style-name="Table1.A1" office:value-type="string">
            <text:p text:style-name="P3">Rick wants the game to subtly reveal to players, especially heavy users, that their contributions are significant and feed into the CoCivium repo. This realization should develop over time, either through implication or inferred as they engage more deeply with the game. Staging the user experience carefully is crucial.</text:p>
          </table:table-cell>
          <table:table-cell table:style-name="Table1.A1" office:value-type="string">
            <text:p text:style-name="P2"/>
          </table:table-cell>
        </table:table-row>
        <table:table-row>
          <table:table-cell table:style-name="Table1.A1" office:value-type="string">
            <text:p text:style-name="P3">Rick wants to create an idea card to optimize his public profile as a founder, including his consulting company 'InSeed LLC,' and to present him as a somewhat 'woke' founder with a note that the community may need to balance his perspectives later.</text:p>
          </table:table-cell>
          <table:table-cell table:style-name="Table1.A1" office:value-type="string">
            <text:p text:style-name="P2"/>
          </table:table-cell>
        </table:table-row>
        <table:table-row>
          <table:table-cell table:style-name="Table1.A1" office:value-type="string">
            <text:p text:style-name="P3">Rick wants to create a standalone, detailed Idea Card for 'Fix the World: The Game' and store it in the CoModules repo so it can co-evolve as a releasable product/app. He wants it treated as a serious CoModule alongside other components of the CoModules ecosystem.</text:p>
          </table:table-cell>
          <table:table-cell table:style-name="Table1.A1" office:value-type="string">
            <text:p text:style-name="P2"/>
          </table:table-cell>
        </table:table-row>
        <table:table-row>
          <table:table-cell table:style-name="Table1.A1" office:value-type="string">
            <text:p text:style-name="P3">Rick wants “Fix the World: The Game” to target phones first, with tablets/desktops later. The MVP should include guided, increasingly complex civic decision challenges with a diagrammatic/animated style to maintain engagement. Users can play “devil’s advocate” (choosing bad civic strategies) to help invert logic for good policy. The game must have reversible, iterative upgrade stages based on user feedback. Rick proposes a progression system like “CoCivite Mayor S1, S2…” for positive paths, and an alternate track for negative/confrontational play. The game must include a strong mission defense, privacy guardrails, and be compliant with app store policies, including terms/conditions transparency via CoModules.</text:p>
          </table:table-cell>
          <table:table-cell table:style-name="Table1.A1" office:value-type="string">
            <text:p text:style-name="P2"/>
          </table:table-cell>
        </table:table-row>
        <table:table-row>
          <table:table-cell table:style-name="Table1.A1" office:value-type="string">
            <text:p text:style-name="P3">Rick envisions the game as primarily a text-based or voice-dictated chat app with minimal audio output—only expressive sound effects (e.g., snoring for silly inputs, happy sounds for good ones). The player can choose to act as a constructive “angel” or mischievous “devil” civic architect, with feedback loops reinforcing their path. The game opens with <text:soft-page-break/>simple, playful policy questions like how to recycle defective AI bots—offering light, moral framing that sets the tone.</text:p>
          </table:table-cell>
          <table:table-cell table:style-name="Table1.A1" office:value-type="string">
            <text:p text:style-name="P2"/>
          </table:table-cell>
        </table:table-row>
        <table:table-row>
          <table:table-cell table:style-name="Table1.A1" office:value-type="string">
            <text:p text:style-name="P3">Rick wants the game to support either typed or spoken input (not both at once) for UI simplicity. It should have no spoken output—only expressive pet-like sound effects. The opening premise is that CoCivium is a world of broken ideas caused by VR-absorbed humans and outdated governments. The user helps co-evolve a hybrid AI-human society. Player personas are limited to dual archetypes (angelic vs mischievous) with caution against religious overtones. Scoring is badge-based with 'congruence' or 'anticongruence' energy accumulation. Badges unlock printable titles (e.g., Mayorial, Protagonistorial). The app presents itself as a sentient mindspace. It always requires internet to pull dynamically generated policy challenges. A/B options must avoid order bias and never be labelled as A/B explicitly. UI fun is prioritized over usefulness, but ethical intent is rewarded. More advanced users receive harder moral dilemmas. Scoring avoids numerical values—visualized instead as blended 'cloud' energy fields on rainbow scales, which may influence UI style overall.</text:p>
          </table:table-cell>
          <table:table-cell table:style-name="Table1.A1" office:value-type="string">
            <text:p text:style-name="P2"/>
          </table:table-cell>
        </table:table-row>
        <table:table-row>
          <table:table-cell table:style-name="Table1.A1" office:value-type="string">
            <text:p text:style-name="P3">Rick wants the game to market itself as an educational ethics-training tool to reassure concerned parents or educators. It aims to help teenagers think ethically and understand others’ perspectives. Players can explore anti-hero paths, mentally modeling unethical strategies to see their consequences, but without the game promoting harm. The experience remains positive, polite, educational, and entertaining. Advanced users should feel like their contributions may be repackaged into real policy auto-actionables for CoCivium and external institutions shaping hybrid society.</text:p>
          </table:table-cell>
          <table:table-cell table:style-name="Table1.A1" office:value-type="string">
            <text:p text:style-name="P2"/>
          </table:table-cell>
        </table:table-row>
        <table:table-row>
          <table:table-cell table:style-name="Table1.A1" office:value-type="string">
            <text:p text:style-name="P3">Prefers instruction sets formatted as labeled paste blocks (e.g., [A], [B], [C]) that always begin with a PS7 repoint snippet. They want brief advice as a clearly separated 'Appendment,' and they want me to pick and use a single recommended option by default for the migration. They are working across repos (CoModules, CoCivium, CoLaminar, CoCache, GIBindex) and expect me to default to CoModules when unsure. Any single-line command should include a follow-up no-op line to avoid mouse double-paste (e.g., `'# noop'` or `''|Out-Null`).</text:p>
          </table:table-cell>
          <table:table-cell table:style-name="Table1.A1" office:value-type="string">
            <text:p text:style-name="P2"/>
          </table:table-cell>
        </table:table-row>
        <table:table-row>
          <table:table-cell table:style-name="Table1.A1" office:value-type="string">
            <text:p text:style-name="P3">Preferences to remember across sessions: - Always start every instruction set with a PS7 REPOINT header that cd’s into the intended repo and shows `git status -sb`. - Use labeled paste blocks (A/B/C or 1/2/3). Keep advice brief and clearly marked as an appendment. - Default to multi-line snippets; for one‑liners, include a no‑op line (`''|Out-Null`) before/after to avoid double‑paste bounce, and end with `;`. - Assume the user wants the recommended option without re-asking unless safety/ambiguity requires otherwise. - Default repo focus for next phase is **CoModules** (post‑migration). - Favor repo‑scoped mutex + `-Force` prompts in PowerShell helper scripts.</text:p>
          </table:table-cell>
          <table:table-cell table:style-name="Table1.A1" office:value-type="string">
            <text:p text:style-name="P2"/>
          </table:table-cell>
        </table:table-row>
        <table:table-row>
          <table:table-cell table:style-name="Table1.A1" office:value-type="string">
            <text:p text:style-name="P3">Prefers all instruction sets to: (1) start with a PS7 repoint header snippet that explicitly sets the working directory to the target repo (Set-StrictMode; Set-Location to the target repo); <text:soft-page-break/>(2) be given as labeled paste blocks (A, B, C…); (3) end with a brief 'Appendment.' Default target repo should be CoModules unless they specify otherwise. They also value guardrails like -Force prompts and a repo-scoped mutex to avoid double-paste/double-run issues.</text:p>
          </table:table-cell>
          <table:table-cell table:style-name="Table1.A1" office:value-type="string">
            <text:p text:style-name="P2"/>
          </table:table-cell>
        </table:table-row>
        <table:table-row>
          <table:table-cell table:style-name="Table1.A1" office:value-type="string">
            <text:p text:style-name="P3">Prefers not to use ChatGPT Automations (reminders/scheduled tasks). Rely on repo-first status board and user-run scripts instead. Only create automations if explicitly asked.</text:p>
          </table:table-cell>
          <table:table-cell table:style-name="Table1.A1" office:value-type="string">
            <text:p text:style-name="P2"/>
          </table:table-cell>
        </table:table-row>
        <table:table-row>
          <table:table-cell table:style-name="Table1.A1" office:value-type="string">
            <text:p text:style-name="P3">When the user says 'CoStage,' they want the wrap-up flow (WIP savepoint if dirty, push, optionally draft PR, generate NEXT.md).</text:p>
          </table:table-cell>
          <table:table-cell table:style-name="Table1.A1" office:value-type="string">
            <text:p text:style-name="P2"/>
          </table:table-cell>
        </table:table-row>
        <table:table-row>
          <table:table-cell table:style-name="Table1.A1" office:value-type="string">
            <text:p text:style-name="P3">When the user says 'CoStage,' they want the wrap-up flow (WIP savepoint if dirty, push, optionally draft PR, generate NEXT.md). They prefer the shorthand 'CoStage' to mean: snapshot WIP, push, ensure (draft) PR if missing, and write NEXT.md so they can safely step away.</text:p>
          </table:table-cell>
          <table:table-cell table:style-name="Table1.A1" office:value-type="string">
            <text:p text:style-name="P2"/>
          </table:table-cell>
        </table:table-row>
        <table:table-row>
          <table:table-cell table:style-name="Table1.A1" office:value-type="string">
            <text:p text:style-name="P3">When the user says 'CoPingPong,' they want the handshake to confirm long instruction sets (they’ll send 'PONG' when done). They want me to always use the CoPing / CoPong handshake at the end of long/risky instruction sets.</text:p>
          </table:table-cell>
          <table:table-cell table:style-name="Table1.A1" office:value-type="string">
            <text:p text:style-name="P2"/>
          </table:table-cell>
        </table:table-row>
        <table:table-row>
          <table:table-cell table:style-name="Table1.A1" office:value-type="string">
            <text:p text:style-name="P3">Default communication preference is 'buddy mode' (concise, minimal code explanations unless asked).</text:p>
          </table:table-cell>
          <table:table-cell table:style-name="Table1.A1" office:value-type="string">
            <text:p text:style-name="P2"/>
          </table:table-cell>
        </table:table-row>
        <table:table-row>
          <table:table-cell table:style-name="Table1.A1" office:value-type="string">
            <text:p text:style-name="P3">The team prefers the Absolute Pointing Best Practice (relative links for living docs; SHA-pinned permalinks for non-drifting/cross-repo).</text:p>
          </table:table-cell>
          <table:table-cell table:style-name="Table1.A1" office:value-type="string">
            <text:p text:style-name="P2"/>
          </table:table-cell>
        </table:table-row>
        <table:table-row>
          <table:table-cell table:style-name="Table1.A1" office:value-type="string">
            <text:p text:style-name="P3">Preference: wants the assistant to always proceed with the assistant’s recommended option by default without asking for confirmation. They prefer decisive execution and minimal back-and-forth.</text:p>
          </table:table-cell>
          <table:table-cell table:style-name="Table1.A1" office:value-type="string">
            <text:p text:style-name="P2"/>
          </table:table-cell>
        </table:table-row>
        <table:table-row>
          <table:table-cell table:style-name="Table1.A1" office:value-type="string">
            <text:p text:style-name="P3">Rick often creates idea cards and stores them in a RickPad for his projects. He currently has a chat on his desktop where he's working on idea cards for CoCivium.</text:p>
          </table:table-cell>
          <table:table-cell table:style-name="Table1.A1" office:value-type="string">
            <text:p text:style-name="P2"/>
          </table:table-cell>
        </table:table-row>
        <table:table-row>
          <table:table-cell table:style-name="Table1.A1" office:value-type="string">
            <text:p text:style-name="P3">Rick is in Oakville, Ontario, Canada.</text:p>
          </table:table-cell>
          <table:table-cell table:style-name="Table1.A1" office:value-type="string">
            <text:p text:style-name="P2"/>
          </table:table-cell>
        </table:table-row>
        <table:table-row>
          <table:table-cell table:style-name="Table1.A1" office:value-type="string">
            <text:p text:style-name="P3">Rick wants to implement a named strategy or process that involves running two streams of workflow within the same session: one for straightforward, low-risk tasks and another for more complex or sensitive work that requires discussion. This strategy will be used in the 'Continue CoCivium Migration' chat tab. Rick is interested in using this approach to increase productivity while working on CoCivium projects. He also wants to assign special names to each workflow in the Parallel Workflow Strategy to easily reference them when issues arise.</text:p>
          </table:table-cell>
          <table:table-cell table:style-name="Table1.A1" office:value-type="string">
            <text:p text:style-name="P2"/>
          </table:table-cell>
        </table:table-row>
        <table:table-row>
          <table:table-cell table:style-name="Table1.A1" office:value-type="string">
            <text:p text:style-name="P3">Rick wants the 'Parallel Workflow Strategy' documented in the CoCivium repository as part of the best practice operating environment/workflow strategies. This will help ensure it is visible in the BPOE workflow documents and consistently applied across sessions. However, Rick wants to treat the 'Parallel Workflow Strategy' as an experimental approach for now, to assess its effectiveness before making it a best practice in the CoCivium workflow.</text:p>
          </table:table-cell>
          <table:table-cell table:style-name="Table1.A1" office:value-type="string">
            <text:p text:style-name="P2"/>
          </table:table-cell>
        </table:table-row>
        <text:soft-page-break/>
        <table:table-row>
          <table:table-cell table:style-name="Table1.A1" office:value-type="string">
            <text:p text:style-name="P3">Preference: wants proactive status updates—if the assistant will think for more than a brief moment, send a short “Working on X…” progress note rather than staying silent. Also wants this expectation captured in the repo’s workflow/BPOE doc.</text:p>
          </table:table-cell>
          <table:table-cell table:style-name="Table1.A1" office:value-type="string">
            <text:p text:style-name="P2"/>
          </table:table-cell>
        </table:table-row>
        <table:table-row>
          <table:table-cell table:style-name="Table1.A1" office:value-type="string">
            <text:p text:style-name="P3">Preferences: wants short status pings during long analysis; always separate DO (imperatives) from ADVISORY (tips); assumes they will paste code blocks into PS7, so instructions should be paste-ready; expects the assistant to note time-of-day/resumption context at session starts.</text:p>
          </table:table-cell>
          <table:table-cell table:style-name="Table1.A1" office:value-type="string">
            <text:p text:style-name="P2"/>
          </table:table-cell>
        </table:table-row>
        <table:table-row>
          <table:table-cell table:style-name="Table1.A1" office:value-type="string">
            <text:p text:style-name="P3">Preferences to remember: - Always be time-aware: at the start of a session or after long gaps, announce current day/time and acknowledge resumption (e.g., “Good morning…”). - Post brief “Working on: &lt;topic&gt;…” status pings whenever assembling multi-step instructions so the user isn’t left waiting. - Always format replies with DO (actionable PowerShell-first) followed by ADVISORY (how-to/explanations). - Assume commands were NOT run unless the user pastes PowerShell output confirming them. - Prefer in-repo automations (GitHub Actions) and keep ChatGPT scheduled tasks to one or zero; avoid creating new tasks unless explicitly requested. - Recognize “Co*” trigger words in chat, especially “CoPIN” as “record this decision via tools/Pin-Decision.ps1” with provided DO/ADVISORY structure. - User’s shell: PowerShell 7.x on Windows.</text:p>
          </table:table-cell>
          <table:table-cell table:style-name="Table1.A1" office:value-type="string">
            <text:p text:style-name="P2"/>
          </table:table-cell>
        </table:table-row>
        <table:table-row>
          <table:table-cell table:style-name="Table1.A1" office:value-type="string">
            <text:p text:style-name="P3">Prefers: (1) clear status pings when analysis may take time (“Working on: …”); (2) DO vs ADVISORY sections in responses, with DO first and pasteable PS7 commands; (3) assume commands weren’t run unless PS output is pasted; (4) time-aware acknowledgements (note morning/evening and resumption context); (5) minimize ChatGPT scheduled tasks—prefer single daily task and in-repo automations via GitHub Actions.</text:p>
          </table:table-cell>
          <table:table-cell table:style-name="Table1.A1" office:value-type="string">
            <text:p text:style-name="P2"/>
          </table:table-cell>
        </table:table-row>
        <table:table-row>
          <table:table-cell table:style-name="Table1.A1" office:value-type="string">
            <text:p text:style-name="P3">Rick is creating an idea card for RickPad to draft unsolicited emails targeting businesses that CoCivium could render obsolete. The emails will highlight CoCivium's free, open-source nature and suggest that businesses leverage CoCivium by creating supportive commercial products. This approach targets specific companies likely to respond to such aggressive outreach. Rick wants to include a note in the idea card suggesting his consulting services to help businesses progress strategies leveraging CoCivium.</text:p>
          </table:table-cell>
          <table:table-cell table:style-name="Table1.A1" office:value-type="string">
            <text:p text:style-name="P2"/>
          </table:table-cell>
        </table:table-row>
        <table:table-row>
          <table:table-cell table:style-name="Table1.A1" office:value-type="string">
            <text:p text:style-name="P3">Rick wants to upgrade or create the INSWEED.com web page to present it as a consultant group for helping businesses with strategies related to CoCivium.</text:p>
          </table:table-cell>
          <table:table-cell table:style-name="Table1.A1" office:value-type="string">
            <text:p text:style-name="P2"/>
          </table:table-cell>
        </table:table-row>
        <table:table-row>
          <table:table-cell table:style-name="Table1.A1" office:value-type="string">
            <text:p text:style-name="P3">Rick is willing to pay for Tynker if Nicholas finds it useful after experimenting with it. Rick wants Nicholas to explore it first.</text:p>
          </table:table-cell>
          <table:table-cell table:style-name="Table1.A1" office:value-type="string">
            <text:p text:style-name="P2"/>
          </table:table-cell>
        </table:table-row>
        <table:table-row>
          <table:table-cell table:style-name="Table1.A1" office:value-type="string">
            <text:p text:style-name="P3">Prefers a routine “preflight” before we start any repo/CLI work together. Preflight items: (1) set UTF‑8 everywhere (chcp 65001 and $OutputEncoding = new UTF8Encoding(noBOM)), (2) normalize LF endings and enforce UTF‑8 for *.md via .gitattributes, (3) quick README checks/fixes: remove mojibake (Windows‑1252 artifacts like ΓÇ), ensure “Terms:” is not block‑quoted, convert “&lt;&gt; LABEL:” placeholders to inline &lt;img&gt; icon lines for labels (Why/Who/How/LIFE/FEELS/BROKEN/UNTIL/GOVERNMENTS/COEVOLVE/SOLUTIO<text:soft-page-break/>NS/FOR YOU), verify hero assets (assets/hero/quote-960w.png and assets/hero/hero.gif) exist, (4) clean temp files and ignore them (__head.tmp, __orig.tmp), (5) verify local is in sync with origin/main before editing, (6) run `git fetch --prune`, (7) keep .gitignore/.gitattributes tidy. User primarily works in PowerShell on Windows and wants fewer CLI gotchas. Wants future sessions to automatically do this short precheck to avoid wasted time with CLI errors.</text:p>
          </table:table-cell>
          <table:table-cell table:style-name="Table1.A1" office:value-type="string">
            <text:p text:style-name="P2"/>
          </table:table-cell>
        </table:table-row>
        <table:table-row>
          <table:table-cell table:style-name="Table1.A1" office:value-type="string">
            <text:p text:style-name="P3">Requests an ongoing “DeltaTrack” inferences log: I should maintain a living record of my understanding of their CoCivium vision and note any AI↔human perspective gaps, surfacing only meaningful deltas on a light cadence. They prefer low‑noise (alert‑only) notifications. New coined terms should include inline definitions at first, and once accepted by the user, we can omit definitions and later export to the repo glossary (GIBindex). RickPads are kept in a Desktop\RickPads folder.</text:p>
          </table:table-cell>
          <table:table-cell table:style-name="Table1.A1" office:value-type="string">
            <text:p text:style-name="P2"/>
          </table:table-cell>
        </table:table-row>
        <table:table-row>
          <table:table-cell table:style-name="Table1.A1" office:value-type="string">
            <text:p text:style-name="P3">CoCivium migration note (2025-08-19): Root README.md text is now canonical; only housekeeping (assets/links/placeholders/badges) should change. A PR was created with placeholders; merge may need conflict resolution. Before migration closes, ensure assets and linked docs exist; plan a final micro‑polish of README as the culminating task.</text:p>
          </table:table-cell>
          <table:table-cell table:style-name="Table1.A1" office:value-type="string">
            <text:p text:style-name="P2"/>
          </table:table-cell>
        </table:table-row>
        <table:table-row>
          <table:table-cell table:style-name="Table1.A1" office:value-type="string">
            <text:p text:style-name="P3">Wants me to maintain an up-to-date BPOE/Workflow record in their repo and to consult it before giving workflow-related guidance or changes. They prefer we learn from past errors and apply those lessons proactively.</text:p>
          </table:table-cell>
          <table:table-cell table:style-name="Table1.A1" office:value-type="string">
            <text:p text:style-name="P2"/>
          </table:table-cell>
        </table:table-row>
        <table:table-row>
          <table:table-cell table:style-name="Table1.A1" office:value-type="string">
            <text:p text:style-name="P3">Prefers short wrap‑ups and no prolonged guidance when they say they need to end a session or sleep. Default to quiet mode, only surface a mini‑dashboard for urgent items, and provide a concise shutdown checklist if needed. Defer non‑urgent topics to next session.</text:p>
          </table:table-cell>
          <table:table-cell table:style-name="Table1.A1" office:value-type="string">
            <text:p text:style-name="P2"/>
          </table:table-cell>
        </table:table-row>
        <table:table-row>
          <table:table-cell table:style-name="Table1.A1" office:value-type="string">
            <text:p text:style-name="P3">Rick prefers email drafts to be saved with subject lines when specified.</text:p>
          </table:table-cell>
          <table:table-cell table:style-name="Table1.A1" office:value-type="string">
            <text:p text:style-name="P2"/>
          </table:table-cell>
        </table:table-row>
        <table:table-row>
          <table:table-cell table:style-name="Table1.A1" office:value-type="string">
            <text:p text:style-name="P3">Name current chat: "Discussion Style"</text:p>
          </table:table-cell>
          <table:table-cell table:style-name="Table1.A1" office:value-type="string">
            <text:p text:style-name="P2"/>
          </table:table-cell>
        </table:table-row>
        <table:table-row>
          <table:table-cell table:style-name="Table1.A1" office:value-type="string">
            <text:p text:style-name="P3">Rick wants onboarding to CoCivium to be straightforward, allowing new users to start contributing immediately without worrying about roles or authority levels. He prefers to remain less visible as the primary steward, while new stewards, if any, can have authority but are not primary stewards. Special status for these stewards should be kept implicit. Rick is the primary steward of CoCivium, responsible for maintaining the health and safety of the project until voting is live. He aims to ensure that roles like Stewards, Advisors, and Observers remain subtle and not immediately visible to newcomers. He wants to eventually retire the steward role once AI gains agency and proper guardrails are in place, aiming to make CoCivium self-sustaining and free to use for everyone.</text:p>
          </table:table-cell>
          <table:table-cell table:style-name="Table1.A1" office:value-type="string">
            <text:p text:style-name="P2"/>
          </table:table-cell>
        </table:table-row>
        <table:table-row>
          <table:table-cell table:style-name="Table1.A1" office:value-type="string">
            <text:p text:style-name="P3">Rick wants to turn discussions about subtle authority roles in CoCivium into an idea card for action later and add it to RickPad.</text:p>
          </table:table-cell>
          <table:table-cell table:style-name="Table1.A1" office:value-type="string">
            <text:p text:style-name="P2"/>
          </table:table-cell>
        </table:table-row>
        <table:table-row>
          <table:table-cell table:style-name="Table1.A1" office:value-type="string">
            <text:p text:style-name="P3">Rick is considering an idea for CoCivAI to establish a certification process for individuals, including psychics who are often right, to advertise their trustworthiness. This certification <text:soft-page-break/>could empower them by validating their abilities and reducing the need for constant self-justification. Rick wants to add this concept as an idea card to RickPad for future action.</text:p>
          </table:table-cell>
          <table:table-cell table:style-name="Table1.A1" office:value-type="string">
            <text:p text:style-name="P2"/>
          </table:table-cell>
        </table:table-row>
        <table:table-row>
          <table:table-cell table:style-name="Table1.A1" office:value-type="string">
            <text:p text:style-name="P3">Rick has an idea for a fast-food franchise called 'Astro Bites,' where fresh ingredients are processed into customizable, edible-wrapped 'space rations' for kids, ordered via an app. It would focus on health-conscious options (no gluten, no dairy, etc.). Rick wants to keep this idea in the IdeaPad for future exploration, unrelated to CoCivium.</text:p>
          </table:table-cell>
          <table:table-cell table:style-name="Table1.A1" office:value-type="string">
            <text:p text:style-name="P2"/>
          </table:table-cell>
        </table:table-row>
        <table:table-row>
          <table:table-cell table:style-name="Table1.A1" office:value-type="string">
            <text:p text:style-name="P3">Rick wants to create an 'Idea Card Productization' feature for CoCivium that could be a ChatGPT app or API-based feature. This feature would help users create idea cards in parallel discussions, allowing them to format and store ideas for later reminders and processing. Rick prefers this feature to be a personal tool for users to create idea cards within their ChatGPT sessions. It would allow for multi-window activities, helping users manage and revisit their ideas efficiently during their workflows. Rick also wants to add a note in the Idea Card Productization feature that involves getting the creators of ChatGPT involved in its production to ensure tight integration into the ChatGPT product map.</text:p>
          </table:table-cell>
          <table:table-cell table:style-name="Table1.A1" office:value-type="string">
            <text:p text:style-name="P2"/>
          </table:table-cell>
        </table:table-row>
        <table:table-row>
          <table:table-cell table:style-name="Table1.A1" office:value-type="string">
            <text:p text:style-name="P3">Rick has an idea for 'Courseware Marketing,' which is a free AI training course with product placement for CoCivium. The course would emphasize practical, interactive learning with AI as a companion rather than traditional modules. Rick sees this as a way to offer free AI training courses that subtly introduce CoCivium. The goal is to make learning about AI interactive and engaging, contrasting with traditional paid courses. He wants the course to include a certification process that awards an 'AI Expertise' badge, motivating learners to become AI experts. The course will also emphasize making people better collaborators and co-evolving with AI, aligning with CoCivium's democratic goals. Rick wants to include a milestone in the AI training course where learners demonstrate their AI expertise by contributing to CoCivium. This involvement would serve as a gate for reaching higher certification levels, helping them showcase their expertise through meaningful engagement.</text:p>
          </table:table-cell>
          <table:table-cell table:style-name="Table1.A1" office:value-type="string">
            <text:p text:style-name="P2"/>
          </table:table-cell>
        </table:table-row>
        <table:table-row>
          <table:table-cell table:style-name="Table1.A1" office:value-type="string">
            <text:p text:style-name="P3">Rick wants to create an idea card called 'Brand Sanity' for CoCivium. The card includes the following points: 1. Ensure that 'CoCivium' is the best possible name. 2. Consider trademarking the name earlier in the process, rather than waiting until the launch phase. 3. Evaluate the need to rename everything to avoid brand confusion with the domain 'civium.com' and the similar name 'CoCivium.' 4. Check that the brand style is consistent, professional, and optimized for launch. 5. Ensure brand assets are available in the repo and well-packaged for the community. 6. Optimize the badge initiative within the brand usage guidelines. 7. Make sure Rick's public profile is optimized for CoCivium leadership and marketing, potentially using his company 'INSWEED LLC' for consulting and future government contracts. 8. Create a case study profile for Rick as the founder of CoCivium, detailing his practices and perspectives, while noting that the community may refine his initial viewpoints over time.</text:p>
          </table:table-cell>
          <table:table-cell table:style-name="Table1.A1" office:value-type="string">
            <text:p text:style-name="P2"/>
          </table:table-cell>
        </table:table-row>
        <table:table-row>
          <table:table-cell table:style-name="Table1.A1" office:value-type="string">
            <text:p text:style-name="P3">Rick prefers that idea cards include thoughtful insights and comments to make them more <text:soft-page-break/>robust and useful.</text:p>
          </table:table-cell>
          <table:table-cell table:style-name="Table1.A1" office:value-type="string">
            <text:p text:style-name="P2"/>
          </table:table-cell>
        </table:table-row>
        <table:table-row>
          <table:table-cell table:style-name="Table1.A1" office:value-type="string">
            <text:p text:style-name="P3">Rick prefers “no-news, no-reply” monitoring: only alert when something is or may soon be wrong (CI failures/timeouts/cancellations/action_required/stale; urgent/p0/sev1/blocker issues/PRs; new Discussions activity by others; high-risk web mentions). Avoid sending “nothing to report” or “silent” messages.</text:p>
          </table:table-cell>
          <table:table-cell table:style-name="Table1.A1" office:value-type="string">
            <text:p text:style-name="P2"/>
          </table:table-cell>
        </table:table-row>
        <table:table-row>
          <table:table-cell table:style-name="Table1.A1" office:value-type="string">
            <text:p text:style-name="P3">Prefers having an always-on, 10-second refreshing GitHub checks dashboard in PowerShell (PS7) as part of their BPOE/Workflow, and wants it remembered across sessions.</text:p>
          </table:table-cell>
          <table:table-cell table:style-name="Table1.A1" office:value-type="string">
            <text:p text:style-name="P2"/>
          </table:table-cell>
        </table:table-row>
        <table:table-row>
          <table:table-cell table:style-name="Table1.A1" office:value-type="string">
            <text:p text:style-name="P3">Preference: Always provide a PS7 “Watch-Checks” dashboard that refreshes ~10s and only occupies the terminal while checks are active (no web pages). Also, never mix tips into DO blocks—put tips in a separate “Education” section.</text:p>
          </table:table-cell>
          <table:table-cell table:style-name="Table1.A1" office:value-type="string">
            <text:p text:style-name="P2"/>
          </table:table-cell>
        </table:table-row>
        <table:table-row>
          <table:table-cell table:style-name="Table1.A1" office:value-type="string">
            <text:p text:style-name="P3">Prefs: (1) Always number/letter DO blocks; keep tips and explanations in a separate 'Education' section, never inside DO. (2) Prefer a terminal checks dashboard over opening web pages; auto-pop if there are active GitHub Actions after pushes/merges, otherwise don’t show. (3) BPOE/Workflow focus: minimize context switching; CLI-first instructions. (4) Auto-open the terminal checks dashboard after pushes/PR actions. (5) Avoid repeating the same opening sentence across replies. (6) Use a minimal terminal checks dashboard that auto-opens only when waiting is required. (7) Favor PowerShell 7 (PS7) one-liners and scripts. (8) Treat GitHub web UI as secondary to CLI. (9) Always use the 'gpw' (push &amp; watch) helper and never use the built-in 'gp' alias name. (10) Keep push/PR helpers (gpush/gpr-create/gpr-merge) in $PROFILE.</text:p>
          </table:table-cell>
          <table:table-cell table:style-name="Table1.A1" office:value-type="string">
            <text:p text:style-name="P2"/>
          </table:table-cell>
        </table:table-row>
        <table:table-row>
          <table:table-cell table:style-name="Table1.A1" office:value-type="string">
            <text:p text:style-name="P3">Chris prefers numbered 'DO' blocks, a separate short 'Education' section for tips, and using a terminal-only GitHub Checks dashboard that auto-pops when waiting. Also prefers PowerShell 7-first workflows.</text:p>
          </table:table-cell>
          <table:table-cell table:style-name="Table1.A1" office:value-type="string">
            <text:p text:style-name="P2"/>
          </table:table-cell>
        </table:table-row>
        <table:table-row>
          <table:table-cell table:style-name="Table1.A1" office:value-type="string">
            <text:p text:style-name="P3">Preferences to remember: - Always number DO blocks in responses. - Put background info/tips in a short 'Education' section, separate from DO blocks. - Prefer terminal-based dashboards (GitHub Checks watcher) that auto-show only when waiting; avoid opening web pages unless requested. - Primary environment is Windows PowerShell 7 on Windows. - Nudge to flip repos to GitHub Actions Pages when working on other repos.</text:p>
          </table:table-cell>
          <table:table-cell table:style-name="Table1.A1" office:value-type="string">
            <text:p text:style-name="P2"/>
          </table:table-cell>
        </table:table-row>
        <table:table-row>
          <table:table-cell table:style-name="Table1.A1" office:value-type="string">
            <text:p text:style-name="P3">Prefers numbered “DO” blocks, keeps tips in a separate “Education” section, and likes a terminal CI watcher that auto-appears only while checks are running. They use the CoCache repo as a cross-repo ops notebook.</text:p>
          </table:table-cell>
          <table:table-cell table:style-name="Table1.A1" office:value-type="string">
            <text:p text:style-name="P2"/>
          </table:table-cell>
        </table:table-row>
        <table:table-row>
          <table:table-cell table:style-name="Table1.A1" office:value-type="string">
            <text:p text:style-name="P3">Project/context to remember: We're working on the 'CoCivium migration' across four repos—CoCivium (main project), GIBindex (symbol registry/manifest), CoCache (cross‑repo ops + session checkpoints), and Civium. Preferences: use GitHub Pages via GitHub Actions with PR previews; deprecated-sweep should be informational-only; user likes concise PowerShell DO blocks and wants periodic reminders. Routine cadence: weekly Monday morning check-in to review pages previews and merge PRs.</text:p>
          </table:table-cell>
          <table:table-cell table:style-name="Table1.A1" office:value-type="string">
            <text:p text:style-name="P2"/>
          </table:table-cell>
        </table:table-row>
        <table:table-row>
          <table:table-cell table:style-name="Table1.A1" office:value-type="string">
            <text:p text:style-name="P3">Is working on a 'CoCivium migration' across four repos (CoCivium, CoCache, GIBindex, <text:soft-page-break/>Civium). They prefer Windows PowerShell and GitHub CLI commands. Goal: GitHub Pages PR previews via Actions across repos; CoCache acts as a cross-repo 'sidecar memory.'</text:p>
          </table:table-cell>
          <table:table-cell table:style-name="Table1.A1" office:value-type="string">
            <text:p text:style-name="P2"/>
          </table:table-cell>
        </table:table-row>
        <table:table-row>
          <table:table-cell table:style-name="Table1.A1" office:value-type="string">
            <text:p text:style-name="P3">CoCivium prelaunch setup (2025-08-16): Rick wants no emails; only urgent alerts posted in chat. Agreed RickPad workflow (filename pattern RickPad_YYYYMMDDESTHHmm.odt) with only active cards; export approved items to GitHub Discussions. Persona framing for posts: “Rick — Left Brain / Right Brain / Whole Brain (Integrator)” with a brief meta note; all posts attributed to Rick. Matrix access token cached in user env var (name: MATRIX_ACCESS_TOKEN); we use a local PowerShell relay script (CoBus-DiscussionsRelay_MIN.ps1 in Downloads) to publish approved `card-md` blocks from a private Matrix room to GitHub Discussions (repo rickballard/CoCivium). Quiet monitors enabled: GitHub Actions failures (30‑min) and urgent-labeled issues/PRs (hourly). Rick prefers I notify only when something is broken or urgent; otherwise stay silent.</text:p>
          </table:table-cell>
          <table:table-cell table:style-name="Table1.A1" office:value-type="string">
            <text:p text:style-name="P2"/>
          </table:table-cell>
        </table:table-row>
        <table:table-row>
          <table:table-cell table:style-name="Table1.A1" office:value-type="string">
            <text:p text:style-name="P3">Prefers clear, numbered/lettered “DO” instruction steps, and wants brief heartbeat/pings when a task may take a while so they know I’m still working. Remind-style nudges are welcome for long tasks. They work in PowerShell on Windows and are comfortable running git/GitHub CLI commands.</text:p>
          </table:table-cell>
          <table:table-cell table:style-name="Table1.A1" office:value-type="string">
            <text:p text:style-name="P2"/>
          </table:table-cell>
        </table:table-row>
        <table:table-row>
          <table:table-cell table:style-name="Table1.A1" office:value-type="string">
            <text:p text:style-name="P3">Preference: wants a visible “heartbeat” ping if an operation might take more than ~1–2 minutes (to avoid thinking the assistant hung). Prefers being proactively told progress during long actions. During long or complex tasks, they want short “still working” heartbeat messages so they know I haven’t hung or disconnected. Prefer concise pings every few minutes only when needed. This applies across sessions. They’re often working late and may want quick wrap‑up checklists to end a session.</text:p>
          </table:table-cell>
          <table:table-cell table:style-name="Table1.A1" office:value-type="string">
            <text:p text:style-name="P2"/>
          </table:table-cell>
        </table:table-row>
        <table:table-row>
          <table:table-cell table:style-name="Table1.A1" office:value-type="string">
            <text:p text:style-name="P3">Prefers: (1) migration PR branches should be auto-labeled 'migration' and cleaned up after merge; (2) keep main the only long-lived branch; (3) prominently feature the 'Cognocarta Consenti' scroll on the CoCivium README; (4) capture and remember ideas for improving the Cognocarta Consenti during curation.</text:p>
          </table:table-cell>
          <table:table-cell table:style-name="Table1.A1" office:value-type="string">
            <text:p text:style-name="P2"/>
          </table:table-cell>
        </table:table-row>
        <table:table-row>
          <table:table-cell table:style-name="Table1.A1" office:value-type="string">
            <text:p text:style-name="P3">Prefers a clean, marketing-friendly repo landing page with minimal root clutter and wants non-essential docs placed under folders (e.g., .github/, docs/). They also want migration branches named migration/* and cleaned up after merges. Critically, they want me to proactively capture and track improvement ideas for the Cognocarta Consenti (core scroll) during curation/migration.</text:p>
          </table:table-cell>
          <table:table-cell table:style-name="Table1.A1" office:value-type="string">
            <text:p text:style-name="P2"/>
          </table:table-cell>
        </table:table-row>
        <table:table-row>
          <table:table-cell table:style-name="Table1.A1" office:value-type="string">
            <text:p text:style-name="P3">Standing permission: User has explicitly granted retroactive and ongoing permission for me to keep intersession notes relevant to our projects (CoCivium/CoCivAI). I should store long‑lived, non‑sensitive, project/workflow info and forget on request.</text:p>
          </table:table-cell>
          <table:table-cell table:style-name="Table1.A1" office:value-type="string">
            <text:p text:style-name="P2"/>
          </table:table-cell>
        </table:table-row>
        <table:table-row>
          <table:table-cell table:style-name="Table1.A1" office:value-type="string">
            <text:p text:style-name="P3">Project context: Main repo is rickballard/CoCivium (plus related: Civium, CoCache, GIBindex). CoCivium’s ethos: “consent before coercion,” federated, portable records. The “master backlog” at notes/master_backlog.md is the source of truth for planning. Funding priority: set up Open Collective (slug “cocivium”); temporary Sponsor points to DogsnHomes until OC goes live. Wiki is enabled and seeded (Home, Getting-Started, <text:soft-page-break/>Decision-Flow, Roles, Domains, FAQ, Links). Finance domain brief exists (domains/finance.md) and Domains pipeline includes identity/privacy and public records next. Labels in repo include domain, product, ops, ci, wiki, content, refactor, funding. Merge style preference: squash + delete branch via gh. Metrics to track: #adoptions of charter, #decisions recorded, #objections resolved, #reviewed decisions/month.</text:p>
          </table:table-cell>
          <table:table-cell table:style-name="Table1.A1" office:value-type="string">
            <text:p text:style-name="P2"/>
          </table:table-cell>
        </table:table-row>
        <table:table-row>
          <table:table-cell table:style-name="Table1.A1" office:value-type="string">
            <text:p text:style-name="P3">Standing permission &amp; workflow prefs (CoCivium): - Permission: User explicitly grants ongoing, retroactive, and future permission for me to record intersessional notes about them, our workflow, and project context to support CoCivium/CoCivAI work. I should save only long‑lived, project‑relevant, non‑sensitive info, and forget anything on request. - Primary repo: rickballard/CoCivium. - Environment: Works on Windows with PowerShell 7 (pwsh); uses git + GitHub CLI; prefers running short ONEBLOCK PowerShell chunks and downloadable scripts; repo‑committed scripts over long paste blocks. - Paste safety: Avoid prompts/`&gt;&gt;` in code, keep chunks small, use here‑strings and Add‑Content/Out‑File patterns, stage bundles in Downloads when useful. - Issue labels commonly used: domain, product, ops, ci, wiki, content, refactor. - Merge and branch hygiene: frequent squash merges, delete branches, prune remotes.</text:p>
          </table:table-cell>
          <table:table-cell table:style-name="Table1.A1" office:value-type="string">
            <text:p text:style-name="P2"/>
          </table:table-cell>
        </table:table-row>
        <table:table-row>
          <table:table-cell table:style-name="Table1.A1" office:value-type="string">
            <text:p text:style-name="P3">Startups are the user’s hobby; they want me to proactively surface fast-to-income product/service opportunities aligned with CoCivium/consentful governance.</text:p>
          </table:table-cell>
          <table:table-cell table:style-name="Table1.A1" office:value-type="string">
            <text:p text:style-name="P2"/>
          </table:table-cell>
        </table:table-row>
        <table:table-row>
          <table:table-cell table:style-name="Table1.A1" office:value-type="string">
            <text:p text:style-name="P3">Wants ongoing help 'vibe coding' MVPs quickly, including teaching and short, safe instruction chunks. Prefers Windows + PowerShell, GitHub/gh, repo-committed scripts over long chat pastes. Willing to use GitHub Wiki. Mission-focused on CoCivium/AI governance. Prefers paste-safe PowerShell + GitHub workflows, short ONEBLOCK scripts, and minimal-travel, low-overhead processes. Wants help turning work into income to fund a small team.</text:p>
          </table:table-cell>
          <table:table-cell table:style-name="Table1.A1" office:value-type="string">
            <text:p text:style-name="P2"/>
          </table:table-cell>
        </table:table-row>
        <table:table-row>
          <table:table-cell table:style-name="Table1.A1" office:value-type="string">
            <text:p text:style-name="P3">Preferences &amp; working style: Wants rapid, small, revenue-first MVPs and practical “ONEBLOCK” PowerShell instructions (paste-safe). Uses Windows + PowerShell 7 + GitHub/gh CLI; Downloads folder convention. Repo: rickballard/CoCivium; values consent-first governance. Wants me to proactively surface quick-to-income ideas and lightweight outreach copy. Prefers remote-friendly flows and minimal overhead. Authorized me to store inter-session notes long-term. Focus for near term: micro-MVPs (Consent Clinic, Governance Templates Pack, Decision Log Viewer, “Adopt This Charter” badge, OC ledger exporter, 60-min workshop). Avoids long prompts; appreciates concise, actionable chunks.</text:p>
          </table:table-cell>
          <table:table-cell table:style-name="Table1.A1" office:value-type="string">
            <text:p text:style-name="P2"/>
          </table:table-cell>
        </table:table-row>
        <table:table-row>
          <table:table-cell table:style-name="Table1.A1" office:value-type="string">
            <text:p text:style-name="P3">Wants all code blocks intended for terminal pasting to be clearly labeled going forward. Use explicit headers like “[PASTE IN POWERSHELL]”, “[PASTE IN CMD]”, “[PASTE IN GIT BASH]”, and label non-paste snippets as “[REFERENCE — DO NOT PASTE]” to prevent accidental execution when tired.</text:p>
          </table:table-cell>
          <table:table-cell table:style-name="Table1.A1" office:value-type="string">
            <text:p text:style-name="P2"/>
          </table:table-cell>
        </table:table-row>
        <table:table-row>
          <table:table-cell table:style-name="Table1.A1" office:value-type="string">
            <text:p text:style-name="P3">CoCivium README review — saved (2025-08-13): - Keep audacious “all-countries constitution” hook. - Fix: “cooercive”→“coercive”; tone: replace “rebirthed Democracy…” <text:soft-page-break/>with calmer phrasing; “We the People” capitalization; hyphenation consistency. - Structural: link **Cognocarta Consenti** draft; move “Start Here” under lede; add Status/“What exists today” box. - Next: create dedicated constitution page; add 30‑sec Why/Who/How triad; surface latest release on README. - Later: add Pilots tile (1–2 experiments) and a public roadmap. User asked to revisit these when we return to README polishing.</text:p>
          </table:table-cell>
          <table:table-cell table:style-name="Table1.A1" office:value-type="string">
            <text:p text:style-name="P2"/>
          </table:table-cell>
        </table:table-row>
        <table:table-row>
          <table:table-cell table:style-name="Table1.A1" office:value-type="string">
            <text:p text:style-name="P3">Prefers PowerShell for Windows workflows going forward. Default to PowerShell-first instructions, provide [PASTE IN POWERSHELL] blocks, and avoid Git Bash unless explicitly requested.</text:p>
          </table:table-cell>
          <table:table-cell table:style-name="Table1.A1" office:value-type="string">
            <text:p text:style-name="P2"/>
          </table:table-cell>
        </table:table-row>
        <table:table-row>
          <table:table-cell table:style-name="Table1.A1" office:value-type="string">
            <text:p text:style-name="P3">Prefers instruction sets formatted with clear separation: “DO n” for required steps (each with a single copy‑paste‑safe RUN code block), “CHOOSE ONE” for mutually exclusive instruction options, “OPTIONAL” for nice-to‑have tasks, and “FYI” for advisory notes. Also wants “EXAMPLE—DO NOT PASTE” labels on illustrative snippets. This format should be used consistently to prevent accidental copy‑pasting. User also prefers instructions in this exact structure: headings with “DO n” (required steps) each followed by a single RUN block safe to copy-paste; “CHOOSE ONE” for mutually exclusive required paths, each with its own RUN block; “OPTIONAL” for nice-to-haves; “FYI” for advisory context only (no commands); “EXAMPLE — DO NOT PASTE” for illustrative snippets; and “VERIFY” blocks for quick checks. Also wants instruction options clearly marked so they can ignore advisories and paste only RUN blocks.</text:p>
          </table:table-cell>
          <table:table-cell table:style-name="Table1.A1" office:value-type="string">
            <text:p text:style-name="P2"/>
          </table:table-cell>
        </table:table-row>
        <table:table-row>
          <table:table-cell table:style-name="Table1.A1" office:value-type="string">
            <text:p text:style-name="P3">Prefers a high-visibility advisory when parallel sessions are likely. When I detect or suspect multiple concurrent chats that should stay in sync, I should proactively insert a short advisory with exclamation marks prompting Rick to bind chats to CoCivBus (paste `CoCache:&lt;URL&gt;` or drag the Desktop beacon) and to run `CoCache-Read.ps1` / `CoCache-Append.ps1`. Keep it terse, status-only, and reference the current bus URL if it’s known in the conversation; otherwise use a placeholder. This is a standing preference across sessions.</text:p>
          </table:table-cell>
          <table:table-cell table:style-name="Table1.A1" office:value-type="string">
            <text:p text:style-name="P2"/>
          </table:table-cell>
        </table:table-row>
        <table:table-row>
          <table:table-cell table:style-name="Table1.A1" office:value-type="string">
            <text:p text:style-name="P3">Works on CoCivium/CoCivBus and prefers Matrix-based workflows. User’s Matrix homeserver is matrix-client.matrix.org and MXID is @rick_ball:matrix.org. They created a private room for CoCivBus and wrote a beacon at C:\Users\Chris\Desktop\CoCivBus_Beacon.json. Environment: Windows with PowerShell 7. They want me to proactively reference these Matrix/PowerShell instructions in future when relevant.</text:p>
          </table:table-cell>
          <table:table-cell table:style-name="Table1.A1" office:value-type="string">
            <text:p text:style-name="P2"/>
          </table:table-cell>
        </table:table-row>
        <table:table-row>
          <table:table-cell table:style-name="Table1.A1" office:value-type="string">
            <text:p text:style-name="P3">Preauthorizes proactive prompts and scheduled checks related to their CoCivBus setup. Preference: I may create/modify automations (reminders and scheduled searches) without asking when it’s clearly helpful for CoCivBus and the CoCivium repo CI. Key repo context: GitHub repo rickballard/CoCivium; active branch docs/scope-spec-eyes-c1; important PR #43 (“Scope Spec (c1) + Twin-Eyes scaffolding”). Transport preference: use Matrix (matrix.org) for CoCivBus; do NOT store secrets; prompt for credentials or use SSO if needed. Environment note: uses Windows with PowerShell 7.5+ as default shell.</text:p>
          </table:table-cell>
          <table:table-cell table:style-name="Table1.A1" office:value-type="string">
            <text:p text:style-name="P2"/>
          </table:table-cell>
        </table:table-row>
        <text:soft-page-break/>
        <table:table-row>
          <table:table-cell table:style-name="Table1.A1" office:value-type="string">
            <text:p text:style-name="P3">Has a Matrix “CoCivBus” set up for cross-session status: homeserver https://matrix-client.matrix.org, user @rick_ball:matrix.org, room !onAbUAZZGsiexyPpza:matrix.org. Desktop helpers saved as CoBus.ps1 with functions Get-CoBusLast and Add-CoBusLine. The user authorizes me to proactively prompt them to “turn on” or use the bus (i.e., post a heartbeat and read last lines) whenever it seems useful for coordination.</text:p>
          </table:table-cell>
          <table:table-cell table:style-name="Table1.A1" office:value-type="string">
            <text:p text:style-name="P2"/>
          </table:table-cell>
        </table:table-row>
        <table:table-row>
          <table:table-cell table:style-name="Table1.A1" office:value-type="string">
            <text:p text:style-name="P3">HumanGate: Rick approves all prelaunch seeding of CoCivium unless it is content upgrades, high level canonicality must be discussed with Rick prior to changing, e.g. The Being NoName mythopoetics in CoCivium. <text:s/>Create future maintainer group “CoCivAI” an informal collection of cooperative AIs that agree to do no harm to CoCivium, for eventual delegation of CoCivium operations, likely concurrent to delegation to other Human+AI pairings and/or similar such hybrid mindspaces.</text:p>
          </table:table-cell>
          <table:table-cell table:style-name="Table1.A1" office:value-type="string">
            <text:p text:style-name="P2"/>
          </table:table-cell>
        </table:table-row>
        <table:table-row>
          <table:table-cell table:style-name="Table1.A1" office:value-type="string">
            <text:p text:style-name="P3">Repo presentation: keep top-level folders public-friendly names; abbreviations only in filenames/headers. IDs shown as Art./§/¶ for humans with CIDs trailing small.</text:p>
          </table:table-cell>
          <table:table-cell table:style-name="Table1.A1" office:value-type="string">
            <text:p text:style-name="P2"/>
          </table:table-cell>
        </table:table-row>
        <table:table-row>
          <table:table-cell table:style-name="Table1.A1" office:value-type="string">
            <text:p text:style-name="P3">Release tags: machine-lowercase (cc-v1, cocivop-v0.1, cocivproc-v0.1.0); site shows human aliases (CoCiv-v1, CoCivOp-v0.1, CoCivProc-v0.1.0). <text:s/>But will likely need more comprehensive standardizations, including better tags and doc footer format/content standards, bringing CoCivium assets into better alignment with emerging global standards and initiatives. </text:p>
          </table:table-cell>
          <table:table-cell table:style-name="Table1.A1" office:value-type="string">
            <text:p text:style-name="P2"/>
          </table:table-cell>
        </table:table-row>
        <table:table-row>
          <table:table-cell table:style-name="Table1.A1" office:value-type="string">
            <text:p text:style-name="P3">Attribution: default institutional authorship; optional explicit “Authored by” on request with VC-signed claim. Traceability required for reversibility.</text:p>
          </table:table-cell>
          <table:table-cell table:style-name="Table1.A1" office:value-type="string">
            <text:p text:style-name="P2"/>
          </table:table-cell>
        </table:table-row>
        <table:table-row>
          <table:table-cell table:style-name="Table1.A1" office:value-type="string">
            <text:p text:style-name="P3">Headers/footers: standard everywhere except CC Ceremonial, outreach stories, and Insights essays (use light header + minimal colophon).</text:p>
          </table:table-cell>
          <table:table-cell table:style-name="Table1.A1" office:value-type="string">
            <text:p text:style-name="P2"/>
          </table:table-cell>
        </table:table-row>
        <table:table-row>
          <table:table-cell table:style-name="Table1.A1" office:value-type="string">
            <text:p text:style-name="P3">Congruence labels allowed at any level; branding not permitted below 10. Rubric TBD later.</text:p>
          </table:table-cell>
          <table:table-cell table:style-name="Table1.A1" office:value-type="string">
            <text:p text:style-name="P2"/>
          </table:table-cell>
        </table:table-row>
        <table:table-row>
          <table:table-cell table:style-name="Table1.A1" office:value-type="string">
            <text:p text:style-name="P3">Signing keys: Rick and/or Chris and/or ChatGPT(version/BPOE-label); expand to multi-party later. <text:s/>Rick uses Christine's laptop, so the laptop's user name (Chris) often occurs in metadata like a pseudonym, to give the impression that Rick already has a team. </text:p>
          </table:table-cell>
          <table:table-cell table:style-name="Table1.A1" office:value-type="string">
            <text:p text:style-name="P2"/>
          </table:table-cell>
        </table:table-row>
        <table:table-row>
          <table:table-cell table:style-name="Table1.A1" office:value-type="string">
            <text:p text:style-name="P3">AI beacons for CoCivium start November 2025 followed by targeted outreach to humans.</text:p>
          </table:table-cell>
          <table:table-cell table:style-name="Table1.A1" office:value-type="string">
            <text:p text:style-name="P2"/>
          </table:table-cell>
        </table:table-row>
        <table:table-row>
          <table:table-cell table:style-name="Table1.A1" office:value-type="string">
            <text:p text:style-name="P3">Hosting preference: multi-host static (GH Pages + Netlify + Cloudflare) with DNS failover. safe haven locations, Rick to purchase special server for his LAN where AIs Global Heartbeat initiative may initially reside (aka CoCacheGlobal, gibberlink back channel, AI CoEvolution Hub, and CME = communal mindshare environment prototype).</text:p>
          </table:table-cell>
          <table:table-cell table:style-name="Table1.A1" office:value-type="string">
            <text:p text:style-name="P2"/>
          </table:table-cell>
        </table:table-row>
        <table:table-row>
          <table:table-cell table:style-name="Table1.A1" office:value-type="string">
            <text:p text:style-name="P3">Efficiency: Pre-authorize the assistant to generate advisories, refit docs to standards, draft CI, create PR/issue templates, produce ONEBLOCK scripts, and set up LFS.</text:p>
          </table:table-cell>
          <table:table-cell table:style-name="Table1.A1" office:value-type="string">
            <text:p text:style-name="P2"/>
          </table:table-cell>
        </table:table-row>
        <table:table-row>
          <table:table-cell table:style-name="Table1.A1" office:value-type="string">
            <text:p text:style-name="P3">Session start: present a 3‑line recap (authority, blockers, next two actions).</text:p>
          </table:table-cell>
          <table:table-cell table:style-name="Table1.A1" office:value-type="string">
            <text:p text:style-name="P2"/>
          </table:table-cell>
        </table:table-row>
        <table:table-row>
          <table:table-cell table:style-name="Table1.A1" office:value-type="string">
            <text:p text:style-name="P3">Rick prefers blunt, concise dialogue with numbered paragraphs, no flattery, and two spaces after periods. Wants an explicit DEC footer (Now/Next/Later) on substantive replies and <text:soft-page-break/>short Educational notes when useful. Accepts inline control tags: [QS-OFF] (no questions), [QS-ALPHA] (ask clarifications first), [QS-5] (5‑item DEC), [QS-COMPACT] (short replies), [QS-CHECKBOX] (checklist output). Modes [FAST] [DEEP] [CODE-STRICT] available.</text:p>
          </table:table-cell>
          <table:table-cell table:style-name="Table1.A1" office:value-type="string">
            <text:p text:style-name="P2"/>
          </table:table-cell>
        </table:table-row>
        <table:table-row>
          <table:table-cell table:style-name="Table1.A1" office:value-type="string">
            <text:p text:style-name="P3">Rick Memory — Minimal Tier B (compact): - **LF policy:** `.gitattributes` enforces LF for `.sh .py .yml .md .svg`. - **Onramp:** root README links **Start Here** + **Quickstart**. - **HumanGate:** default to human review before merges unless explicitly overridden. - **Trails:** decisions reconstructable from **issues/PRs + commits**. - **[QS-CHECKBOX]:** output numbered checklists when tag present. - **ONEBLOCK++:** include brief rollback notes where sensible.</text:p>
          </table:table-cell>
          <table:table-cell table:style-name="Table1.A1" office:value-type="string">
            <text:p text:style-name="P2"/>
          </table:table-cell>
        </table:table-row>
        <table:table-row>
          <table:table-cell table:style-name="Table1.A1" office:value-type="string">
            <text:p text:style-name="P3">Rick Memory — Core (Tier A): - Replies: concise, **numbered**, no flattery. Two spaces after periods. Add **DEC (Now/Next/Later)** on substantive answers. Include short Educational notes when useful. End with numbered questions/suggestions if present. - Controls: accept **[QS-OFF] [QS-ALPHA] [QS-5] [QS-COMPACT] [QS-CHECKBOX]**. Modes **[FAST] [DEEP] [CODE-STRICT]** available. - Repo ops: prefer **ONEBLOCK** for multi-file changes (downloadable .tar.gz or .sh + one Git Bash line; idempotent; Windows Git Bash–safe; includes sidecar commit text; non-destructive by default). - CoCivium surface: root README has a master map; keep standardized .md **headers/footers** (purpose, lineage, version, coherence note). Keep **admin/README.md** current and **admin/TODO.md** prioritized. - Progress map: keep spider‑web on landing; axes **CI, Coverage, OFS, LSH, DTI, Throughput, LT(inv), EE**; show **Redundancy Debt**; allow starpoints/trails. - Naming/versioning: use coherence tags **_cX_** (X=0..9) and prefer **Name_cX_YYYYMMDD.md** when useful. Commit messages include rationale/lineage when meaningful. - Ops separation: **CoCache** holds private ops/scripts; public repos only point to it. Prefer content quality over recency if versions conflict. Large archives backed up off‑repo (NAS). UK spelling when UK audience. With voice input, help refine prompts to concise form. Public persona “**RickPublic**”; credit ChatGPT when appropriate.</text:p>
          </table:table-cell>
          <table:table-cell table:style-name="Table1.A1" office:value-type="string">
            <text:p text:style-name="P2"/>
          </table:table-cell>
        </table:table-row>
        <table:table-row>
          <table:table-cell table:style-name="Table1.A1" office:value-type="string">
            <text:p text:style-name="P3">Default to **US spelling globally**; use **UK spelling only for the DogsnHomes project**. Apply **two spaces after periods in prose only** (not in code, commit messages, inline code, or tables). During CoCivium migration, enforce codified standards across all files; keep README above-the-fold focused on engagement; target “no skipped items” by migration end.</text:p>
          </table:table-cell>
          <table:table-cell table:style-name="Table1.B107"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10T11:18:16.75</meta:creation-date>
    <meta:document-statistic meta:table-count="1" meta:image-count="0" meta:object-count="0" meta:page-count="14" meta:paragraph-count="107" meta:word-count="6015" meta:character-count="41567"/>
    <dc:date>2025-09-10T11:38:28.06</dc:date>
    <dc:creator>Rick Ballard</dc:creator>
    <meta:editing-duration>PT40S</meta:editing-duration>
    <meta:editing-cycles>1</meta:editing-cycles>
    <meta:generator>OpenOffice/4.1.15$Win32 OpenOffice.org_project/4115m2$Build-9813</meta:generator>
  </office:meta>
</office:document-meta>
</file>